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46495723318270680" text:style-name="L1">
        <text:list-item>
          <text:p text:style-name="P1">Meditations on First Philosophy -Renee Descartes</text:p>
        </text:list-item>
        <text:list-item>
          <text:p text:style-name="P1">Ageless Body Timeless Mind - Deepak Chopra</text:p>
        </text:list-item>
        <text:list-item>
          <text:p text:style-name="P1">The Science of Mind – Ernest Holmes</text:p>
        </text:list-item>
        <text:list-item>
          <text:p text:style-name="P1">Divine Science It's Principles &amp; Practice – Cramer &amp; James</text:p>
        </text:list-item>
        <text:list-item>
          <text:p text:style-name="P1">The Science Of Spirituality – Lee Bladon</text:p>
        </text:list-item>
        <text:list-item>
          <text:p text:style-name="P1">The Kybalion – The Three Initiates</text:p>
        </text:list-item>
        <text:list-item>
          <text:p text:style-name="P1">Thrice Great Hermes – G.R.S. Mead</text:p>
        </text:list-item>
        <text:list-item>
          <text:p text:style-name="P1">The Stellar Man – John Baines</text:p>
        </text:list-item>
        <text:list-item>
          <text:p text:style-name="P1">High Mysticism – Emma Curtis Hopkins</text:p>
        </text:list-item>
        <text:list-item>
          <text:p text:style-name="P1">My Big Toe – Thomas Campbell</text:p>
        </text:list-item>
        <text:list-item>
          <text:p text:style-name="P1">Hermetic Qabalah - DioneFortune</text:p>
        </text:list-item>
        <text:list-item>
          <text:p text:style-name="P1">Integrated Reality Theory – 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yant Feld</meta:initial-creator>
    <meta:creation-date>2015-10-21T12:44:02.20</meta:creation-date>
    <dc:date>2015-10-28T23:44:14.95</dc:date>
    <dc:creator>Bryant Feld</dc:creator>
    <meta:editing-duration>PT18M5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2" meta:word-count="87" meta:character-count="469"/>
  </office:meta>
</office:document-meta>
</file>